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fo:font-size="18pt" fo:font-style="italic" fo:font-weight="bold" officeooo:rsid="001e0565" officeooo:paragraph-rsid="001e0565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Mono" fo:font-size="14pt" fo:font-style="italic" fo:font-weight="bold" officeooo:rsid="001e0565" officeooo:paragraph-rsid="001e0565" style:font-size-asian="12.25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Mono" fo:font-size="14pt" fo:font-style="normal" fo:font-weight="normal" officeooo:rsid="001e0565" officeooo:paragraph-rsid="001e0565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Mono" fo:font-size="16pt" fo:font-style="normal" fo:font-weight="bold" officeooo:rsid="001e0565" officeooo:paragraph-rsid="001e0565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paragraph-rsid="001e0565"/>
    </style:style>
    <style:style style:name="P6" style:family="paragraph" style:parent-style-name="Standard">
      <style:paragraph-properties fo:text-align="justify" style:justify-single-word="false"/>
      <style:text-properties fo:color="#c9211e" loext:opacity="100%" style:font-name="Liberation Mono" fo:font-size="14pt" fo:font-style="italic" fo:font-weight="bold" officeooo:rsid="001e0565" officeooo:paragraph-rsid="001e0565" style:font-size-asian="12.25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c9211e" loext:opacity="100%" style:font-name="Liberation Mono" fo:font-size="14pt" fo:font-style="italic" fo:font-weight="bold" officeooo:rsid="001e0565" officeooo:paragraph-rsid="001f0149" style:font-size-asian="12.25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b2b2b2" loext:opacity="100%" style:font-name="Liberation Mono" fo:font-size="14pt" fo:font-style="italic" fo:font-weight="bold" officeooo:rsid="001e0565" officeooo:paragraph-rsid="001e0565" style:font-size-asian="12.25pt" style:font-style-asian="italic" style:font-weight-asian="bold" style:font-size-complex="14pt" style:font-style-complex="italic" style:font-weight-complex="bold"/>
    </style:style>
    <style:style style:name="T1" style:family="text">
      <style:text-properties style:font-name="Liberation Mono" fo:font-size="14pt" fo:font-style="normal" fo:font-weight="normal" officeooo:rsid="001e0565" style:font-size-asian="12.25pt" style:font-style-asian="normal" style:font-weight-asian="normal" style:font-size-complex="14pt" style:font-style-complex="normal" style:font-weight-complex="normal"/>
    </style:style>
    <style:style style:name="T2" style:family="text">
      <style:text-properties officeooo:rsid="001f0149"/>
    </style:style>
    <style:style style:name="T3" style:family="text">
      <style:text-properties fo:color="#b2b2b2" loext:opacity="100%"/>
    </style:style>
    <style:style style:name="T4" style:family="text">
      <style:text-properties fo:color="#b2b2b2" loext:opacity="100%" officeooo:rsid="001f0149"/>
    </style:style>
    <style:style style:name="T5" style:family="text">
      <style:text-properties fo:color="#c9211e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estruturação de Arrays e Objetos </text:p>
      <text:p text:style-name="P1"/>
      <text:p text:style-name="P3">A desestruturação é maneira consisa de realocar valor de arrays e objetos dentro de uma variável. Essa maneira de realocação surgiu depois da nova atualização do javascript ES6.</text:p>
      <text:p text:style-name="P3"/>
      <text:p text:style-name="P3">A desestruturação serve para criar variáveis de dentro de objetos e utilizá-las dentro de outro escopo de bloco ou atá mesmo dentro de outro documento.</text:p>
      <text:p text:style-name="P3"/>
      <text:p text:style-name="P3">É importante citar que a desestruturação de um objeto é diferente de uma desestruturação de arrays, pois dentro de um objeto não é permitido que os nomes sejam diferentes das palavras-chaves do objeto. já dentro do array, esta lógica é permitida.</text:p>
      <text:p text:style-name="P3"/>
      <text:p text:style-name="P4"><text:bookmark text:name="o-que-é-destructuring?"/>O que é Destructuring?</text:p>
      <text:p text:style-name="P3"/>
      <text:p text:style-name="P3">Destructuring é uma sintaxe que permite extrair valores de objetos e arrays em variáveis distintas, de forma mais concisa e legível. Ele permite que você extraia valores de objetos e arrays e atribua-os a variáveis ​​de uma maneira mais elegante e eficiente.</text:p>
      <text:p text:style-name="P3"/>
      <text:p text:style-name="P3"/>
      <text:p text:style-name="P2">SINTAXES (ARRAY)</text:p>
      <text:p text:style-name="P2"/>
      <text:p text:style-name="P6">const frutas = ['maçã', 'banana', 'laranja'];</text:p>
      <text:p text:style-name="P8">//ARRAY PADRÃO.</text:p>
      <text:p text:style-name="P6">const [fruta1, fruta2, fruta3] = frutas;</text:p>
      <text:p text:style-name="P8">//ARRAY DESESTRUTURADO COM CADA VARIAVEL DE NOMES DIFERENTES.</text:p>
      <text:p text:style-name="P5"/>
      <text:p text:style-name="P2">SINTAXES (OBJECT)</text:p>
      <text:p text:style-name="P2"/>
      <text:p text:style-name="P6">const pessoa = {</text:p>
      <text:p text:style-name="P6"><text:s text:c="2"/>nome: 'João',</text:p>
      <text:p text:style-name="P6"><text:s text:c="2"/>idade: 30,</text:p>
      <text:p text:style-name="P6"><text:s text:c="2"/>cidade: 'São Paulo'</text:p>
      <text:p text:style-name="P2"><text:span text:style-name="T5">};</text:span><text:span text:style-name="T3">// </text:span><text:span text:style-name="T4">OBJETO PADRÃO</text:span></text:p>
      <text:p text:style-name="P6">const { nome, idade, cidade } = pessoa;</text:p>
      <text:p text:style-name="P7"><text:span text:style-name="T3">// </text:span><text:span text:style-name="T4">OBJETO DESESTRUTURADO COM SUAS VARIÁVEIS DE MESMOS NOMES DAS PALAVRAS-CHAV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3:21:01.851907425</meta:creation-date>
    <dc:date>2024-02-20T13:35:29.760961475</dc:date>
    <meta:editing-duration>PT3M26S</meta:editing-duration>
    <meta:editing-cycles>1</meta:editing-cycles>
    <meta:document-statistic meta:table-count="0" meta:image-count="0" meta:object-count="0" meta:page-count="1" meta:paragraph-count="19" meta:word-count="204" meta:character-count="1285" meta:non-whitespace-character-count="1091"/>
    <meta:generator>LibreOffice/24.2.0.3$Linux_X86_64 LibreOffice_project/da48488a73ddd66ea24cf16bbc4f7b9c08e9bea1</meta:generator>
  </office:meta>
</office:document-meta>
</file>